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9" style:data-style-name="N0">19</text:variable-set>: Test Review</text:p>
      <text:p text:style-name="P2">1. Define the following terms used in chemistry:</text:p>
      <text:p text:style-name="P2"><text:tab/>a. Group</text:p>
      <text:p text:style-name="P2"/>
      <text:p text:style-name="P2"><text:tab/>b. Period</text:p>
      <text:p text:style-name="P2"/>
      <text:p text:style-name="P2"><text:tab/>c. Halogen</text:p>
      <text:p text:style-name="P2"/>
      <text:p text:style-name="P2"><text:tab/>d. Isotope</text:p>
      <text:p text:style-name="P2"/>
      <text:p text:style-name="P2"><text:tab/>e. Ion</text:p>
      <text:p text:style-name="P2"/>
      <text:p text:style-name="P2"><text:tab/>f. Polyatomic Ion</text:p>
      <text:p text:style-name="P2"/>
      <text:p text:style-name="P2"><text:tab/>g. Ternary compound</text:p>
      <text:p text:style-name="P2"/>
      <text:p text:style-name="P2"><text:tab/>h. Binary compound</text:p>
      <text:p text:style-name="P2"/>
      <text:p text:style-name="P2"><text:tab/>i. Noble Gas</text:p>
      <text:p text:style-name="P2"/>
      <text:p text:style-name="P2">2. Give at least 5 examples of covalent compounds. <text:s/>Include names and formulas.</text:p>
      <text:p text:style-name="P2"/>
      <text:p text:style-name="P2"/>
      <text:p text:style-name="P2"/>
      <text:p text:style-name="P2"/>
      <text:p text:style-name="P2">3. List all of the elements that are likely to lose 2 electrons when bonding ionically.</text:p>
      <text:p text:style-name="P2"/>
      <text:p text:style-name="P2"/>
      <text:p text:style-name="P2"/>
      <text:p text:style-name="P2"/>
      <text:p text:style-name="P2">4. List all the elements from a period on the periodic table. <text:s/>How many electron shells do these elements have?</text:p>
      <text:p text:style-name="P2"/>
      <text:p text:style-name="P2"/>
      <text:p text:style-name="P2"/>
      <text:p text:style-name="P2"/>
      <text:p text:style-name="P2">5. List all the elements of a group from the periodic table. <text:s/>How many valence electrons do each of these have?</text:p>
      <text:p text:style-name="P2"/>
      <text:p text:style-name="P2"/>
      <text:p text:style-name="P2"/>
      <text:p text:style-name="P2"/>
      <text:p text:style-name="P2">6. Give three examples of ionic compounds. <text:s/>Include names and chemical formulas.</text:p>
      <text:p text:style-name="P2"/>
      <text:p text:style-name="P2"><text:soft-page-break/></text:p>
      <text:p text:style-name="P2">7. Your friend Jorge is attempting to write formulas for the following compounds, but is unsure how to do so. <text:s/>Explain to him the entire procedure for writing formulas for the following compounds:</text:p>
      <text:p text:style-name="P2"><text:tab/>a. Triboron Heptachloride</text:p>
      <text:p text:style-name="P2"><text:tab/>b. Aluminum Oxide</text:p>
      <text:p text:style-name="P2"><text:tab/>c. Ammonium Sulfa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. <text:s/>Give an example of a transition metal.Write its symbol, atomic number, and atomic mass.</text:p>
      <text:p text:style-name="P2"/>
      <text:p text:style-name="P2"/>
      <text:p text:style-name="P2"/>
      <text:p text:style-name="P2"/>
      <text:p text:style-name="P2">9. You buy a new laptop. <text:s/>It claims to have a "Lithium Ion" battery. <text:s/></text:p>
      <text:p text:style-name="P2"><text:tab/>a. Draw a diagram of the most common lithium ion. <text:s/></text:p>
      <text:p text:style-name="P2"/>
      <text:p text:style-name="P2"/>
      <text:p text:style-name="P2"/>
      <text:p text:style-name="P2"/>
      <text:p text:style-name="P2"><text:tab/>b. What question does the above diagram raise?</text:p>
      <text:p text:style-name="P2"/>
      <text:p text:style-name="P2"/>
      <text:p text:style-name="P2"/>
      <text:p text:style-name="P2"><text:tab/>c. You know that potassium has a greater reactivity than lithium, and decide to invent a </text:p>
      <text:p text:style-name="P2"><text:tab/><text:tab/>"Potassium Ion" battery. <text:s/>Would you expect this battery to last longer or not? <text:s/>Why?</text:p>
      <text:p text:style-name="P2"/>
      <text:p text:style-name="P2"/>
      <text:p text:style-name="P2"><text:tab/><text:tab/>Why hasn't this been done already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1-09T16:09:36.75" text:fixed="true">11/09/08</text:date></text:p>
      </style:header>
      <style:footer>
        <text:p text:style-name="Footer"><text:span text:style-name="T2">2</text:span><text:span text:style-name="T3">nd</text:span> 9 Weeks<text:tab/><text:page-number text:select-page="current">1</text:page-number>/<text:page-count>2</text:page-count><text:tab/>Assignment <text:variable-get text:name="assignmentnumber" office:value-type="float" style:data-style-name="N0">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1-09T16:09:36</meta:creation-date>
    <dc:creator>Jonas Williamson</dc:creator>
    <dc:date>2008-11-09T16:47:55</dc:date>
    <meta:editing-cycles>2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9" meta:word-count="245" meta:character-count="1439"/>
  </office:meta>
</office:document-meta>
</file>